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10.1181in" table:align="margins" style:shadow="none" style:may-break-between-rows="true" table:border-model="collapsing"/>
    </style:style>
    <style:style style:name="Table1.A" style:family="table-column">
      <style:table-column-properties style:column-width="2.4132in" style:rel-column-width="3475*"/>
    </style:style>
    <style:style style:name="Table1.B" style:family="table-column">
      <style:table-column-properties style:column-width="4.3326in" style:rel-column-width="6239*"/>
    </style:style>
    <style:style style:name="Table1.C" style:family="table-column">
      <style:table-column-properties style:column-width="3.3722in" style:rel-column-width="4856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padding="0.0201in" fo:border-left="none" fo:border-right="none" fo:border-top="0.06pt solid #000000" fo:border-bottom="0.06pt solid #000000"/>
      <style:text-properties style:font-name="Ubuntu" fo:font-size="14pt" fo:font-weight="bold" officeooo:rsid="001a2781" officeooo:paragraph-rsid="001a2781" style:font-weight-asian="bold" style:font-weight-complex="bold"/>
    </style:style>
    <style:style style:name="P2" style:family="paragraph" style:parent-style-name="Standard">
      <style:text-properties style:font-name="Ubuntu" fo:font-size="14pt" officeooo:rsid="001a2781" officeooo:paragraph-rsid="001a2781"/>
    </style:style>
    <style:style style:name="P3" style:family="paragraph" style:parent-style-name="Standard">
      <style:paragraph-properties fo:text-align="end" style:justify-single-word="false"/>
      <style:text-properties style:font-name="Ubuntu" fo:font-size="10pt" fo:font-style="italic" officeooo:rsid="001a2781" officeooo:paragraph-rsid="001a2781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781" officeooo:paragraph-rsid="001a2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781" officeooo:paragraph-rsid="001a2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mistry Previous Questions Overview (2023)</text:p>
      <text:p text:style-name="P1"><text:span text:style-name="T4">made with ❤️‍🔥by LibreOffice</text:span> </text:p>
      <text:p text:style-name="P2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Definition</text:p>
          </table:table-cell>
          <table:table-cell table:style-name="Table1.A1" office:value-type="string">
            <text:p text:style-name="P4">Discussion</text:p>
          </table:table-cell>
          <table:table-cell table:style-name="Table1.A1" office:value-type="string">
            <text:p text:style-name="P4">Math</text:p>
          </table:table-cell>
        </table:table-row>
        <table:table-row table:style-name="Table1.2">
          <table:table-cell table:style-name="Table1.A2" office:value-type="string">
            <text:list xml:id="list3123488996" text:style-name="L1">
              <text:list-item>
                <text:p text:style-name="P5">Chemistry</text:p>
              </text:list-item>
              <text:list-item>
                <text:p text:style-name="P5">buffer solution</text:p>
              </text:list-item>
              <text:list-item>
                <text:p text:style-name="P5">buffer action</text:p>
              </text:list-item>
              <text:list-item>
                <text:p text:style-name="P5">buffer capacity</text:p>
              </text:list-item>
              <text:list-item>
                <text:p text:style-name="P5">law of mass action</text:p>
              </text:list-item>
              <text:list-item>
                <text:p text:style-name="P5">equilibrium constant </text:p>
              </text:list-item>
              <text:list-item>
                <text:p text:style-name="P5">electrolytes</text:p>
              </text:list-item>
              <text:list-item>
                <text:p text:style-name="P5">primary standard substance</text:p>
              </text:list-item>
              <text:list-item>
                <text:p text:style-name="P5">action of basic buffer</text:p>
              </text:list-item>
              <text:list-item>
                <text:p text:style-name="P5">analysis</text:p>
              </text:list-item>
              <text:list-item>
                <text:p text:style-name="P5">chemical equilibrium</text:p>
              </text:list-item>
              <text:list-item>
                <text:p text:style-name="P5">ppm</text:p>
              </text:list-item>
              <text:list-item>
                <text:p text:style-name="P5">equivalent weight</text:p>
              </text:list-item>
              <text:list-item>
                <text:p text:style-name="P5">electrolytes</text:p>
              </text:list-item>
              <text:list-item>
                <text:p text:style-name="P5">Chemical bond</text:p>
              </text:list-item>
              <text:list-item>
                <text:p text:style-name="P5">K<text:span text:style-name="T1">p</text:span> and K<text:span text:style-name="T1">c</text:span></text:p>
              </text:list-item>
              <text:list-item>
                <text:p text:style-name="P5">Matter</text:p>
              </text:list-item>
              <text:list-item>
                <text:p text:style-name="P5">P<text:span text:style-name="T3">H</text:span> scale</text:p>
              </text:list-item>
              <text:list-item>
                <text:p text:style-name="P5">reversible reaction</text:p>
              </text:list-item>
              <text:list-item>
                <text:p text:style-name="P5">irreversible reaction</text:p>
              </text:list-item>
              <text:list-item>
                <text:p text:style-name="P5">indicator</text:p>
              </text:list-item>
            </text:list>
          </table:table-cell>
          <table:table-cell table:style-name="Table1.B2" office:value-type="string">
            <text:list xml:id="list212710655165654" text:continue-list="list3123488996" text:style-name="L1">
              <text:list-item text:start-value="1">
                <text:p text:style-name="P5">Branch of chemistry</text:p>
              </text:list-item>
              <text:list-item>
                <text:p text:style-name="P5">types of analysis</text:p>
              </text:list-item>
              <text:list-item>
                <text:p text:style-name="P5">mathematical expression of law of mass action</text:p>
              </text:list-item>
              <text:list-item>
                <text:p text:style-name="P5">explain <draw:frame draw:style-name="fr1" draw:name="Object1" text:anchor-type="as-char" svg:y="-0.172in" svg:width="0.2028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and <draw:frame draw:style-name="fr1" draw:name="Object2" text:anchor-type="as-char" svg:y="-0.172in" svg:width="0.2689in" svg:height="0.2083in" draw:z-index="1"><draw:object xlink:href="./Object 2" xlink:type="simple" xlink:show="embed" xlink:actuate="onLoad"/><draw:image xlink:href="./ObjectReplacements/Object 2" xlink:type="simple" xlink:show="embed" xlink:actuate="onLoad"/></draw:frame><text:s/></text:p>
              </text:list-item>
              <text:list-item>
                <text:p text:style-name="P5">composition of buffer solution</text:p>
              </text:list-item>
              <text:list-item>
                <text:p text:style-name="P5">volumetric analysis</text:p>
              </text:list-item>
              <text:list-item>
                <text:p text:style-name="P5">advantage and disadvantage of volumetric analysis</text:p>
              </text:list-item>
              <text:list-item>
                <text:p text:style-name="P5">types of quantitive analysis</text:p>
              </text:list-item>
              <text:list-item>
                <text:p text:style-name="P5">needs of analysis</text:p>
              </text:list-item>
              <text:list-item>
                <text:p text:style-name="P5">% solution</text:p>
              </text:list-item>
              <text:list-item>
                <text:p text:style-name="P5">equivalent weight</text:p>
              </text:list-item>
              <text:list-item>
                <text:p text:style-name="P5">normality</text:p>
              </text:list-item>
              <text:list-item>
                <text:p text:style-name="P5">molality</text:p>
              </text:list-item>
              <text:list-item>
                <text:p text:style-name="P5">standardization</text:p>
              </text:list-item>
              <text:list-item>
                <text:p text:style-name="P5">oxidation and reduction on the basis of eletronic concept and charge con ` cept </text:p>
              </text:list-item>
              <text:list-item>
                <text:p text:style-name="P5">rules for redox equation</text:p>
              </text:list-item>
              <text:list-item>
                <text:p text:style-name="P5">different concept of acid and base</text:p>
              </text:list-item>
              <text:list-item>
                <text:p text:style-name="P5">clarify the different concept of acid and base</text:p>
              </text:list-item>
              <text:list-item>
                <text:p text:style-name="P5">solution</text:p>
              </text:list-item>
              <text:list-item>
                <text:p text:style-name="P5">buffer types and how it acts</text:p>
              </text:list-item>
              <text:list-item>
                <text:p text:style-name="P5">common ion effect</text:p>
              </text:list-item>
              <text:list-item>
                <text:p text:style-name="P5">characteristics of chemical equilibrium</text:p>
              </text:list-item>
              <text:list-item>
                <text:p text:style-name="P5">partial equations of standardization of KMnO<text:span text:style-name="T1">4</text:span> by Mohr’s salt solution</text:p>
              </text:list-item>
              <text:list-item>
                <text:p text:style-name="P5">names of indicator giving some information</text:p>
              </text:list-item>
              <text:list-item>
                <text:p text:style-name="P5">two ionic theory of acid base indicator</text:p>
              </text:list-item>
              <text:list-item>
                <text:p text:style-name="P5">Basic ways of expressing concentration</text:p>
              </text:list-item>
            </text:list>
          </table:table-cell>
          <table:table-cell table:style-name="Table1.C2" office:value-type="string">
            <text:list xml:id="list212709594120695" text:continue-list="list212710655165654" text:style-name="L1">
              <text:list-item text:start-value="1">
                <text:p text:style-name="P5"><draw:frame draw:style-name="fr1" draw:name="Object3" text:anchor-type="as-char" svg:y="-0.172in" svg:width="0.2028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and <draw:frame draw:style-name="fr1" draw:name="Object4" text:anchor-type="as-char" svg:y="-0.172in" svg:width="0.2689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f pure water</text:p>
              </text:list-item>
              <text:list-item>
                <text:p text:style-name="P5"><draw:frame draw:style-name="fr1" draw:name="Object5" text:anchor-type="as-char" svg:y="-0.172in" svg:width="0.202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of 0.001M HCL</text:p>
              </text:list-item>
              <text:list-item>
                <text:p text:style-name="P5"><draw:frame draw:style-name="fr1" draw:name="Object6" text:anchor-type="as-char" svg:y="-0.172in" svg:width="0.2028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of an acidic buffer solution</text:p>
              </text:list-item>
              <text:list-item>
                <text:p text:style-name="P5">partial equation of standardization of KMnO<text:span text:style-name="T1">4</text:span><text:span text:style-name="T2"> by Oxalic acid.</text:span></text:p>
              </text:list-item>
              <text:list-item>
                <text:p text:style-name="P5">Degree of dissociation for a molar solution of weak electrolytes is equal to the square root of its dissociation constant</text:p>
              </text:list-item>
              <text:list-item>
                <text:p text:style-name="P5">mathematical expression of law of mass action</text:p>
              </text:list-item>
              <text:list-item>
                <text:p text:style-name="P5">explain <draw:frame draw:style-name="fr1" draw:name="Object7" text:anchor-type="as-char" svg:y="-0.172in" svg:width="0.2028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and <draw:frame draw:style-name="fr1" draw:name="Object8" text:anchor-type="as-char" svg:y="-0.172in" svg:width="0.2689in" svg:height="0.20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and establish a relationship in-between </text:p>
              </text:list-item>
              <text:list-item>
                <text:p text:style-name="P5">The componants of acetic acid and sodium acetate in a buffer solution is 0.1 M. Calculate the P<text:span text:style-name="T3">H </text:span><text:span text:style-name="T2">of buffer solution, where pKa = 4.73</text:span></text:p>
              </text:list-item>
              <text:list-item>
                <text:p text:style-name="P5">22.5 mL of 0.102(N) KMnO<text:span text:style-name="T1">4</text:span> is required to oxidized 10 ml. Mohr’s salt solution, determine the amount of Fe<text:span text:style-name="T3">++</text:span> of that solution</text:p>
              </text:list-item>
              <text:list-item>
                <text:p text:style-name="P5">At 25<text:span text:style-name="T3">0</text:span>C in a solution of 0.1N of formic acid, 2.25% of it’s dissociates. Calculate it’s dissociation constant.</text:p>
              </text:list-item>
              <text:list-item>
                <text:p text:style-name="P5">How can you prepare 0.1 N Sulfuric acid and 0.5N Sodium Carbonate Solution.</text:p>
              </text:list-item>
            </text:list>
          </table:table-cell>
        </table:table-row>
      </table:table>
      <text:p text:style-name="P3">If I missed any, feel free to knock me @SharfatKari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20:01:04.894735698</meta:creation-date>
    <dc:date>2023-07-12T21:27:08.781597886</dc:date>
    <meta:editing-duration>PT5M25S</meta:editing-duration>
    <meta:editing-cycles>1</meta:editing-cycles>
    <meta:document-statistic meta:table-count="1" meta:image-count="0" meta:object-count="8" meta:page-count="1" meta:paragraph-count="64" meta:word-count="369" meta:character-count="2134" meta:non-whitespace-character-count="1874"/>
    <meta:generator>LibreOffice/7.5.4.2$Linux_X86_64 LibreOffice_project/50$Build-2</meta:generator>
  </office:meta>
</office:document-meta>
</file>

<file path=Object 1/content.xml><?xml version="1.0" encoding="utf-8"?>
<math xmlns="http://www.w3.org/1998/Math/MathML" display="block">
  <semantics>
    <msup>
      <mi>P</mi>
      <mi>H</mi>
    </msup>
    <annotation encoding="StarMath 5.0">P^H </annotation>
  </semantics>
</math>
</file>

<file path=Object 2/content.xml><?xml version="1.0" encoding="utf-8"?>
<math xmlns="http://www.w3.org/1998/Math/MathML" display="block">
  <semantics>
    <msup>
      <mi>P</mi>
      <mi mathvariant="italic">OH</mi>
    </msup>
    <annotation encoding="StarMath 5.0">P^OH</annotation>
  </semantics>
</math>
</file>

<file path=Object 3/content.xml><?xml version="1.0" encoding="utf-8"?>
<math xmlns="http://www.w3.org/1998/Math/MathML" display="block">
  <semantics>
    <msup>
      <mi>P</mi>
      <mi>H</mi>
    </msup>
    <annotation encoding="StarMath 5.0">P^H </annotation>
  </semantics>
</math>
</file>

<file path=Object 4/content.xml><?xml version="1.0" encoding="utf-8"?>
<math xmlns="http://www.w3.org/1998/Math/MathML" display="block">
  <semantics>
    <msup>
      <mi>P</mi>
      <mi mathvariant="italic">OH</mi>
    </msup>
    <annotation encoding="StarMath 5.0">P^OH</annotation>
  </semantics>
</math>
</file>

<file path=Object 5/content.xml><?xml version="1.0" encoding="utf-8"?>
<math xmlns="http://www.w3.org/1998/Math/MathML" display="block">
  <semantics>
    <msup>
      <mi>P</mi>
      <mi>H</mi>
    </msup>
    <annotation encoding="StarMath 5.0">P^H </annotation>
  </semantics>
</math>
</file>

<file path=Object 6/content.xml><?xml version="1.0" encoding="utf-8"?>
<math xmlns="http://www.w3.org/1998/Math/MathML" display="block">
  <semantics>
    <msup>
      <mi>P</mi>
      <mi>H</mi>
    </msup>
    <annotation encoding="StarMath 5.0">P^H </annotation>
  </semantics>
</math>
</file>

<file path=Object 7/content.xml><?xml version="1.0" encoding="utf-8"?>
<math xmlns="http://www.w3.org/1998/Math/MathML" display="block">
  <semantics>
    <msup>
      <mi>P</mi>
      <mi>H</mi>
    </msup>
    <annotation encoding="StarMath 5.0">P^H </annotation>
  </semantics>
</math>
</file>

<file path=Object 8/content.xml><?xml version="1.0" encoding="utf-8"?>
<math xmlns="http://www.w3.org/1998/Math/MathML" display="block">
  <semantics>
    <msup>
      <mi>P</mi>
      <mi mathvariant="italic">OH</mi>
    </msup>
    <annotation encoding="StarMath 5.0">P^OH</annotation>
  </semantics>
</math>
</file>